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color="#009933"/>
    </style:style>
    <style:style style:name="T2" style:family="text">
      <style:text-properties fo:color="#00cc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:</text:p>
      <text:p text:style-name="P1"/>
      <text:p text:style-name="P1"/>
      <text:p text:style-name="P1"/>
      <text:p text:style-name="P2"/>
      <text:list xml:id="list1208883804962674378" text:style-name="L1">
        <text:list-item>
          <text:p text:style-name="P5">Verification à l'inscription : <text:span text:style-name="T1">[ 0% ]</text:span></text:p>
          <text:list>
            <text:list-item>
              <text:p text:style-name="P5">L'email n'est pas déjà utilisé</text:p>
            </text:list-item>
            <text:list-item>
              <text:p text:style-name="P5">Le mot de passe respecte les conditions ( 6 caractères minimum )</text:p>
            </text:list-item>
            <text:list-item>
              <text:p text:style-name="P5">Date de naissance inférieur à la date du jour et supérieur la du jour moins 100</text:p>
            </text:list-item>
            <text:list-item>
              <text:p text:style-name="P5">Le nom et le prénom ne contienent pas de chiffre et/ou de caractères spéciaux</text:p>
            </text:list-item>
            <text:list-item>
              <text:p text:style-name="P5">Le site web est contient bien les informations suivante</text:p>
              <text:list>
                <text:list-item>
                  <text:p text:style-name="P5"><text:a xlink:type="simple" xlink:href="http://www/">http://www</text:a>.</text:p>
                </text:list-item>
              </text:list>
            </text:list-item>
          </text:list>
        </text:list-item>
      </text:list>
      <text:p text:style-name="P3"/>
      <text:list xml:id="list41380165" text:continue-numbering="true" text:style-name="L1">
        <text:list-item>
          <text:p text:style-name="P5">Suppression d'un utilisateur : <text:span text:style-name="T1">[ 0% ]</text:span></text:p>
          <text:list>
            <text:list-item>
              <text:p text:style-name="P5">Verification de la synthaxe de l'email</text:p>
            </text:list-item>
          </text:list>
        </text:list-item>
      </text:list>
      <text:p text:style-name="P3"/>
      <text:list xml:id="list41383407" text:continue-numbering="true" text:style-name="L1">
        <text:list-item>
          <text:p text:style-name="P5">Verification à l'ajout d'une société :<text:span text:style-name="T2"> </text:span><text:span text:style-name="T1">[ 0% ]</text:span></text:p>
        </text:list-item>
      </text:list>
      <text:p text:style-name="P3"/>
      <text:list xml:id="list41374110" text:continue-numbering="true" text:style-name="L1">
        <text:list-item>
          <text:p text:style-name="P5">Suppression d'une société :<text:span text:style-name="T2"> </text:span><text:span text:style-name="T1">[ 0% 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6S</meta:editing-duration>
    <meta:editing-cycles>7</meta:editing-cycles>
    <meta:generator>OpenOffice/4.0.1$Win32 OpenOffice.org_project/401m5$Build-9714</meta:generator>
    <dc:date>2014-05-10T21:23:05.55</dc:date>
    <meta:document-statistic meta:table-count="0" meta:image-count="0" meta:object-count="0" meta:page-count="1" meta:paragraph-count="12" meta:word-count="107" meta:character-count="525"/>
    <meta:user-defined meta:name="Info 1"/>
    <meta:user-defined meta:name="Info 2"/>
    <meta:user-defined meta:name="Info 3"/>
    <meta:user-defined meta:name="Info 4"/>
  </office:meta>
</office:document-meta>
</file>